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officeooo:paragraph-rsid="001bd997" style:font-size-asian="14pt" style:font-size-complex="14pt"/>
    </style:style>
    <style:style style:name="P2" style:family="paragraph" style:parent-style-name="Standard">
      <style:text-properties fo:font-size="14pt" officeooo:paragraph-rsid="001f995b" style:font-size-asian="14pt" style:font-size-complex="14pt"/>
    </style:style>
    <style:style style:name="P3" style:family="paragraph" style:parent-style-name="Standard">
      <style:text-properties fo:color="#004a4a" fo:font-size="14pt" officeooo:paragraph-rsid="001bd997" style:font-size-asian="14pt" style:font-size-complex="14pt"/>
    </style:style>
    <style:style style:name="P4" style:family="paragraph" style:parent-style-name="Standard">
      <style:text-properties officeooo:rsid="001ae86d"/>
    </style:style>
    <style:style style:name="P5" style:family="paragraph" style:parent-style-name="Standard">
      <style:text-properties officeooo:rsid="001ae86d" officeooo:paragraph-rsid="0024fabd"/>
    </style:style>
    <style:style style:name="P6" style:family="paragraph" style:parent-style-name="Standard">
      <style:text-properties fo:font-size="15pt" officeooo:rsid="001bd997" officeooo:paragraph-rsid="001bd997" style:font-size-asian="13.1000003814697pt" style:font-size-complex="15pt"/>
    </style:style>
    <style:style style:name="P7" style:family="paragraph" style:parent-style-name="Standard" style:list-style-name="L1">
      <style:text-properties fo:font-size="15pt" officeooo:rsid="001bd997" officeooo:paragraph-rsid="001bd997" style:font-size-asian="13.1000003814697pt" style:font-size-complex="15pt"/>
    </style:style>
    <style:style style:name="P8" style:family="paragraph" style:parent-style-name="Standard" style:list-style-name="L2">
      <style:text-properties fo:font-size="15pt" officeooo:rsid="001bd997" officeooo:paragraph-rsid="001bd997" style:font-size-asian="13.1000003814697pt" style:font-size-complex="15pt"/>
    </style:style>
    <style:style style:name="P9" style:family="paragraph" style:parent-style-name="Standard">
      <style:text-properties fo:font-size="15pt" officeooo:rsid="001bd997" officeooo:paragraph-rsid="0026726c" style:font-size-asian="13.1000003814697pt" style:font-size-complex="15pt"/>
    </style:style>
    <style:style style:name="P10" style:family="paragraph" style:parent-style-name="Standard">
      <style:text-properties fo:font-size="15pt" officeooo:rsid="0021da78" officeooo:paragraph-rsid="0021da78" style:font-size-asian="13.1000003814697pt" style:font-size-complex="15pt"/>
    </style:style>
    <style:style style:name="P11" style:family="paragraph" style:parent-style-name="Standard">
      <style:text-properties fo:color="#0047ff" fo:font-size="15pt" officeooo:rsid="001bd997" officeooo:paragraph-rsid="001bd997" style:font-size-asian="13.1000003814697pt" style:font-size-complex="15pt"/>
    </style:style>
    <style:style style:name="P12" style:family="paragraph" style:parent-style-name="Standard">
      <style:text-properties fo:color="#99284c" fo:font-size="14pt" officeooo:rsid="001bd997" officeooo:paragraph-rsid="001c2d38" style:font-size-asian="14pt" style:font-size-complex="14pt"/>
    </style:style>
    <style:style style:name="P13" style:family="paragraph" style:parent-style-name="Standard">
      <style:text-properties fo:color="#99284c" fo:font-size="14pt" officeooo:rsid="001bd997" officeooo:paragraph-rsid="001bd997" style:font-size-asian="14pt" style:font-size-complex="14pt"/>
    </style:style>
    <style:style style:name="P14" style:family="paragraph" style:parent-style-name="Standard">
      <style:text-properties fo:color="#99284c" fo:font-size="14pt" officeooo:rsid="001bd997" officeooo:paragraph-rsid="00256abd" style:font-size-asian="14pt" style:font-size-complex="14pt"/>
    </style:style>
    <style:style style:name="P15" style:family="paragraph" style:parent-style-name="Standard">
      <style:text-properties fo:color="#99284c" fo:font-size="14pt" officeooo:rsid="001bd997" officeooo:paragraph-rsid="0028b799" style:font-size-asian="14pt" style:font-size-complex="14pt"/>
    </style:style>
    <style:style style:name="P16" style:family="paragraph" style:parent-style-name="Standard">
      <style:text-properties fo:font-size="14pt" officeooo:rsid="001bd997" officeooo:paragraph-rsid="001c2d38" style:font-size-asian="14pt" style:font-size-complex="14pt"/>
    </style:style>
    <style:style style:name="P17" style:family="paragraph" style:parent-style-name="Standard">
      <style:text-properties fo:font-size="14pt" officeooo:rsid="001bd997" officeooo:paragraph-rsid="001bd997" style:font-size-asian="14pt" style:font-size-complex="14pt"/>
    </style:style>
    <style:style style:name="P18" style:family="paragraph" style:parent-style-name="Standard">
      <style:text-properties fo:font-size="14pt" officeooo:rsid="0023a04f" officeooo:paragraph-rsid="0023a04f" style:font-size-asian="14pt" style:font-size-complex="14pt"/>
    </style:style>
    <style:style style:name="P19" style:family="paragraph" style:parent-style-name="Standard">
      <style:text-properties fo:font-size="14pt" officeooo:rsid="001ae86d" officeooo:paragraph-rsid="0024fabd" style:font-size-asian="12.25pt" style:font-size-complex="14pt"/>
    </style:style>
    <style:style style:name="P20" style:family="paragraph" style:parent-style-name="Standard" style:list-style-name="L3">
      <style:text-properties fo:font-size="14pt" officeooo:rsid="001ae86d" officeooo:paragraph-rsid="0024fabd" style:font-size-asian="12.25pt" style:font-size-complex="14pt"/>
    </style:style>
    <style:style style:name="P21" style:family="paragraph" style:parent-style-name="Standard">
      <style:text-properties fo:color="#004a4a" fo:font-size="14pt" officeooo:rsid="001bd997" officeooo:paragraph-rsid="001bd997" style:font-size-asian="14pt" style:font-size-complex="14pt"/>
    </style:style>
    <style:style style:name="P22" style:family="paragraph" style:parent-style-name="Standard">
      <style:text-properties fo:color="#004a4a" fo:font-size="14pt" officeooo:rsid="001bd997" officeooo:paragraph-rsid="001dbb87" style:font-size-asian="14pt" style:font-size-complex="14pt"/>
    </style:style>
    <style:style style:name="P23" style:family="paragraph" style:parent-style-name="Standard">
      <style:text-properties fo:color="#004a4a" fo:font-size="14pt" officeooo:rsid="001dbb87" officeooo:paragraph-rsid="001bd997" style:font-size-asian="14pt" style:font-size-complex="14pt"/>
    </style:style>
    <style:style style:name="P24" style:family="paragraph" style:parent-style-name="Standard">
      <style:text-properties fo:font-size="8pt" officeooo:rsid="001bd997" officeooo:paragraph-rsid="001bd997" style:font-size-asian="8pt" style:font-size-complex="8pt"/>
    </style:style>
    <style:style style:name="P25" style:family="paragraph" style:parent-style-name="Standard">
      <style:text-properties fo:color="#ff950e" fo:font-size="14pt" officeooo:rsid="001bd997" officeooo:paragraph-rsid="001f995b" style:font-size-asian="14pt" style:font-size-complex="14pt"/>
    </style:style>
    <style:style style:name="P26" style:family="paragraph" style:parent-style-name="Standard">
      <style:text-properties fo:color="#94006b" fo:font-size="14pt" officeooo:rsid="001bd997" officeooo:paragraph-rsid="001dbb87" style:font-size-asian="14pt" style:font-size-complex="14pt"/>
    </style:style>
    <style:style style:name="P27" style:family="paragraph" style:parent-style-name="Standard" style:list-style-name="L3">
      <style:text-properties officeooo:paragraph-rsid="002513be"/>
    </style:style>
    <style:style style:name="T1" style:family="text">
      <style:text-properties officeooo:rsid="001bd997"/>
    </style:style>
    <style:style style:name="T2" style:family="text">
      <style:text-properties fo:font-size="8pt" officeooo:rsid="001bd997" style:font-size-asian="8pt" style:font-size-complex="8pt"/>
    </style:style>
    <style:style style:name="T3" style:family="text">
      <style:text-properties fo:font-size="14pt" officeooo:rsid="0021da78" style:font-size-asian="12.25pt" style:font-size-complex="14pt"/>
    </style:style>
    <style:style style:name="T4" style:family="text">
      <style:text-properties fo:font-size="14pt" officeooo:rsid="001ae86d" style:font-size-asian="12.25pt" style:font-size-complex="14pt"/>
    </style:style>
    <style:style style:name="T5" style:family="text">
      <style:text-properties fo:font-size="14pt" officeooo:rsid="002513be" style:font-size-asian="12.25pt" style:font-size-complex="14pt"/>
    </style:style>
    <style:style style:name="T6" style:family="text">
      <style:text-properties officeooo:rsid="001dbb87"/>
    </style:style>
    <style:style style:name="T7" style:family="text">
      <style:text-properties officeooo:rsid="0024fabd"/>
    </style:style>
    <style:style style:name="T8" style:family="text">
      <style:text-properties officeooo:rsid="00256abd"/>
    </style:style>
    <style:style style:name="T9" style:family="text">
      <style:text-properties officeooo:rsid="0026726c"/>
    </style:style>
    <style:style style:name="T10" style:family="text">
      <style:text-properties officeooo:rsid="00283401"/>
    </style:style>
    <style:style style:name="T11" style:family="text">
      <style:text-properties officeooo:rsid="0028b79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3">READ ME FILE</text:span></text:p>
      <text:p text:style-name="P4"/>
      <text:p text:style-name="P5"><text:span text:style-name="T7"/></text:p>
      <text:p text:style-name="P19"><text:span text:style-name="T7">Files Contained</text:span></text:p>
      <text:p text:style-name="P19"><text:span text:style-name="T7"/></text:p>
      <text:list xml:id="list456502062" text:style-name="L3">
        <text:list-item>
          <text:p text:style-name="P20"><text:span text:style-name="T7">Vector.c and Vector.h implements the functions for stcructure vector</text:span></text:p>
        </text:list-item>
        <text:list-item>
          <text:p text:style-name="P27"><text:span text:style-name="T4">Transformation.h </text:span><text:span text:style-name="T5">and </text:span><text:span text:style-name="T4">Transformation.</text:span><text:span text:style-name="T5">c implements the functions for different transformations</text:span></text:p>
        </text:list-item>
        <text:list-item>
          <text:p text:style-name="P27"><text:span text:style-name="T5">matrix.c and matrix.h implements functions to be done on structure matrix</text:span></text:p>
        </text:list-item>
        <text:list-item>
          <text:p text:style-name="P27"><text:span text:style-name="T5">main.c contains the main function</text:span></text:p>
        </text:list-item>
      </text:list>
      <text:p text:style-name="P4"/>
      <text:p text:style-name="P4"/>
      <text:p text:style-name="P6">Running the Code</text:p>
      <text:p text:style-name="P6"/>
      <text:list xml:id="list335103700" text:style-name="L1">
        <text:list-item>
          <text:p text:style-name="P7">Type the make command (the command may give many warnings. Ignore the warnings)</text:p>
        </text:list-item>
        <text:list-item>
          <text:p text:style-name="P7">type the command ./a.out to run the code</text:p>
        </text:list-item>
      </text:list>
      <text:p text:style-name="P6"/>
      <text:p text:style-name="P6">To save the user from typing the values for the various transformations I have hard coded some values for the transformations. The hard coded values are:-</text:p>
      <text:p text:style-name="P6"/>
      <text:list xml:id="list966071136" text:style-name="L2">
        <text:list-item>
          <text:p text:style-name="P8">Scaling Up factor = 1.5</text:p>
        </text:list-item>
        <text:list-item>
          <text:p text:style-name="P8">Scaling Down Factor = 1.5</text:p>
        </text:list-item>
        <text:list-item>
          <text:p text:style-name="P8">Zoom in Distance = 0.3 </text:p>
        </text:list-item>
        <text:list-item>
          <text:p text:style-name="P8">Zoom out distance = 0.3 in opposite direction</text:p>
        </text:list-item>
        <text:list-item>
          <text:p text:style-name="P8">Any type of rotation about any coordinate system = 10 degree</text:p>
        </text:list-item>
        <text:list-item>
          <text:p text:style-name="P8">Any type of Translation for any coordinate system = 0.1 </text:p>
        </text:list-item>
      </text:list>
      <text:p text:style-name="P6"/>
      <text:p text:style-name="P10">I have used my implementation of the gllookat and rotete about any axis function for performing the basic transformations.</text:p>
      <text:p text:style-name="P6"/>
      <text:p text:style-name="P6">Keys for doing the various transformations with respect to the various coordinate systems will be shown in the terminal window.</text:p>
      <text:p text:style-name="P6"/>
      <text:p text:style-name="P6"/>
      <text:p text:style-name="P9"><text:span text:style-name="T9">Note:- I have added one light source but the effect of that is not evident in the wire frame model until you move your mouse to change the eye and then you can see the object dark showing the absence of the light.</text:span></text:p>
      <text:p text:style-name="P6"/>
      <text:p text:style-name="P6"/>
      <text:p text:style-name="P6"><text:soft-page-break/></text:p>
      <text:p text:style-name="P6"/>
      <text:p text:style-name="P11"><text:s/>-------------------------------- KEYS FOR OPERATING-----------------------</text:p>
      <text:p text:style-name="P11"/>
      <text:p text:style-name="P6"><text:s text:c="2"/></text:p>
      <text:p text:style-name="P14"><text:span text:style-name="T8">For the GLULOOKAT just move the mouse in the screen displaying the teapot. </text:span><text:span text:style-name="T10">Moving the mouse will only change the x and y coordinate of the eye. The z coordinate is fixed.</text:span></text:p>
      <text:p text:style-name="P14"><text:span text:style-name="T10"/></text:p>
      <text:p text:style-name="P15"><text:span text:style-name="T11">To start and stop the glulookat functionality just press G key.</text:span></text:p>
      <text:p text:style-name="P12"/>
      <text:p text:style-name="P12"/>
      <text:p text:style-name="P12"><text:s/>TRANSFORMATIONS WRT WORLD COORDINATE SYSTEM</text:p>
      <text:p text:style-name="P16"><text:s text:c="2"/></text:p>
      <text:p text:style-name="P21"><text:s text:c="6"/>KEY <text:s text:c="40"/>ACTION <text:s text:c="36"/></text:p>
      <text:p text:style-name="P21"/>
      <text:p text:style-name="P17"><text:s text:c="6"/>1 <text:s text:c="20"/><text:tab/><text:tab/><text:tab/>Translate the object in positive X <text:s text:c="13"/><text:tab/></text:p>
      <text:p text:style-name="P17"><text:s text:c="6"/>Shift + 1 <text:s text:c="12"/><text:tab/><text:tab/>Translate the object in negative X <text:s/><text:tab/></text:p>
      <text:p text:style-name="P17"><text:s text:c="6"/>2 <text:s text:c="20"/><text:tab/><text:tab/><text:tab/>Translate the object in positive Y <text:s/><text:tab/><text:tab/></text:p>
      <text:p text:style-name="P17"><text:s text:c="6"/>Shift + 2 <text:s text:c="12"/><text:tab/><text:tab/>Translate the object in negative Y <text:s/><text:tab/></text:p>
      <text:p text:style-name="P17"><text:s text:c="6"/>3 <text:s text:c="20"/><text:tab/><text:tab/><text:tab/>Translate the object in positive Z <text:s/><text:tab/><text:tab/></text:p>
      <text:p text:style-name="P17"><text:s text:c="6"/>Shift + 3 <text:s text:c="11"/><text:tab/><text:tab/>Translate the object in negative Z <text:s/><text:tab/><text:tab/></text:p>
      <text:p text:style-name="P17"><text:s text:c="6"/>4 <text:s text:c="12"/><text:tab/> <text:s/><text:tab/><text:tab/>Rotate the object around X axis <text:s text:c="4"/><text:tab/></text:p>
      <text:p text:style-name="P17"><text:s text:c="6"/>5 <text:s text:c="20"/><text:tab/><text:tab/><text:tab/>Rotate the object around Y axis <text:s text:c="4"/><text:tab/><text:tab/></text:p>
      <text:p text:style-name="P17"><text:s text:c="6"/>6 <text:s text:c="20"/><text:tab/><text:tab/><text:tab/>Rotate the object around Z axis <text:s text:c="4"/></text:p>
      <text:p text:style-name="P17"><text:s text:c="6"/>7 <text:s text:c="12"/><text:tab/><text:tab/><text:tab/> Scale up the object in <text:s/>X around world <text:s/></text:p>
      <text:p text:style-name="P17"><text:s text:c="6"/>Shift + 7 <text:s text:c="12"/><text:tab/><text:tab/>Scale Down the object in <text:s/>X around world <text:s/></text:p>
      <text:p text:style-name="P17"><text:s text:c="6"/>8 <text:s text:c="12"/><text:tab/> <text:s/><text:tab/><text:tab/>Scale up the object in <text:s/>Y around world <text:s/></text:p>
      <text:p text:style-name="P17"><text:s text:c="6"/>Shift + 8 <text:s text:c="11"/><text:tab/><text:tab/>Scale Down the object in <text:s/>X around world <text:s/></text:p>
      <text:p text:style-name="P17"><text:s text:c="6"/>9 <text:s text:c="12"/><text:tab/> <text:s/><text:tab/><text:tab/>Scale up the object in <text:s/>Z around world <text:s/></text:p>
      <text:p text:style-name="P17"><text:s text:c="6"/>Shift + 9 <text:s text:c="10"/><text:tab/><text:tab/>Scale Down the object in <text:s/>X around world <text:s/>\n</text:p>
      <text:p text:style-name="P17"/>
      <text:p text:style-name="P24"/>
      <text:p text:style-name="P13">TRANSFORMATIONS WRT OBJECT COORDINATE SYSTEM</text:p>
      <text:p text:style-name="P13"/>
      <text:p text:style-name="P3"><text:span text:style-name="T1"><text:tab/></text:span><text:span text:style-name="T6">Key<text:tab/><text:tab/><text:tab/>Function</text:span></text:p>
      <text:p text:style-name="P23"/>
      <text:p text:style-name="P17"><text:tab/>n <text:s text:c="5"/><text:tab/><text:tab/><text:tab/>Scale up the object around the object Coordinate System</text:p>
      <text:p text:style-name="P17"><text:tab/>m<text:tab/> <text:s text:c="5"/><text:tab/><text:tab/>Scale down the object around the object Coordinate System<text:tab/></text:p>
      <text:p text:style-name="P17"><text:tab/>u<text:tab/><text:tab/><text:tab/>Rotate object around its u axis anticlockwise</text:p>
      <text:p text:style-name="P17"><text:tab/>Shift + u<text:tab/><text:tab/>Rotate object around its u axis clickwise</text:p>
      <text:p text:style-name="P17"><text:tab/>v<text:tab/><text:tab/><text:tab/>Rotate object around its w axis anticlockwise</text:p>
      <text:p text:style-name="P16"><text:tab/>Shift + v<text:tab/><text:tab/>Rotate object around its w axis clockwise</text:p>
      <text:p text:style-name="P16"><text:soft-page-break/><text:tab/>w<text:tab/><text:tab/><text:tab/>Rotate object around its w axis anticlockwise</text:p>
      <text:p text:style-name="P16"><text:tab/>Shift + w<text:tab/><text:tab/>Rotate object around its w axis clockwise</text:p>
      <text:p text:style-name="P16"/>
      <text:p text:style-name="P25"><text:s text:c="2"/>TO GET THE ORIGINAL TEAPOT PRESS THE KEY <text:tab/>o</text:p>
      <text:p text:style-name="P25"/>
      <text:p text:style-name="P2"><text:span text:style-name="T1"><text:s text:c="6"/></text:span><text:span text:style-name="T2"><text:s text:c="2"/></text:span></text:p>
      <text:p text:style-name="P26">TRANSFORMATIONS WRT CAMERA COORDINATE SYSTEM---</text:p>
      <text:p text:style-name="P26"/>
      <text:p text:style-name="P22"><text:s text:c="11"/>Key <text:s text:c="60"/>Action</text:p>
      <text:p text:style-name="P21"/>
      <text:p text:style-name="P17"><text:s text:c="12"/>x <text:s text:c="42"/>Translate the camera in positive x direction</text:p>
      <text:p text:style-name="P17"><text:s text:c="12"/>Shift + 'x' <text:s text:c="29"/>Translate the camera in negative x direction</text:p>
      <text:p text:style-name="P17"><text:s text:c="12"/>y <text:s text:c="42"/>Translate the camera in positive y direction</text:p>
      <text:p text:style-name="P17"><text:s text:c="12"/>Shift + 'y' <text:s text:c="29"/>Translate the camera in negative y direction</text:p>
      <text:p text:style-name="P17"><text:s text:c="12"/>z <text:s text:c="42"/>Translate the camera in positive z direction</text:p>
      <text:p text:style-name="P17"><text:s text:c="12"/>Shift + 'z' <text:s text:c="29"/>Translate the camera in negative z direction</text:p>
      <text:p text:style-name="P1"><text:span text:style-name="T1"><text:s text:c="12"/>Shift + '+' <text:s text:c="29"/></text:span><text:span text:style-name="T6">z</text:span><text:span text:style-name="T1">oom the camera In</text:span></text:p>
      <text:p text:style-name="P17"><text:s text:c="12"/>Shift + '-' <text:s text:c="30"/>zoom the camera out</text:p>
      <text:p text:style-name="P17"><text:s text:c="12"/>i <text:s text:c="44"/>rotate the camera anticlockwise around x</text:p>
      <text:p text:style-name="P17"><text:s text:c="12"/>shift + 'i' <text:s text:c="31"/>rotate the camera clockwise around x</text:p>
      <text:p text:style-name="P17"><text:s text:c="12"/>j <text:s text:c="43"/>rotate the camera anticlockwise around y</text:p>
      <text:p text:style-name="P17"><text:s text:c="12"/>shift + 'j' <text:s text:c="31"/>rotate the camera clockwise around y</text:p>
      <text:p text:style-name="P17"><text:s text:c="12"/>k <text:s text:c="43"/>rotate the camera anticlockwise around z</text:p>
      <text:p text:style-name="P17"><text:s text:c="12"/>shift + 'k' <text:s text:c="30"/>rotate the camera clockwise around z</text:p>
      <text:p text:style-name="P17"/>
      <text:p text:style-name="P17"/>
      <text:p text:style-name="P18"><text:tab/><text:tab/><text:tab/><text:tab/><text:tab/><text:tab/><text:tab/><text:tab/><text:tab/><text:tab/>Prateek Garg</text:p>
      <text:p text:style-name="P18"><text:tab/><text:tab/><text:tab/><text:tab/><text:tab/><text:tab/><text:tab/><text:tab/><text:tab/><text:tab/>P2008CS1024</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rateek </meta:initial-creator>
    <meta:creation-date>2011-09-28T06:27:41</meta:creation-date>
    <dc:date>2011-09-28T07:25:04</dc:date>
    <dc:creator>Prateek </dc:creator>
    <meta:editing-duration>PT00H42M28S</meta:editing-duration>
    <meta:editing-cycles>14</meta:editing-cycles>
    <meta:generator>OpenOffice.org/3.2$Linux OpenOffice.org_project/320m19$Build-9505</meta:generator>
    <meta:document-statistic meta:table-count="0" meta:image-count="0" meta:object-count="0" meta:page-count="3" meta:paragraph-count="71" meta:word-count="627" meta:character-count="4805"/>
  </office:meta>
</office:document-meta>
</file>